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6666ff" fo:font-weight="bold" officeooo:rsid="00049d8c" officeooo:paragraph-rsid="00049d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graph is bold and blu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19T03:02:46.402258910</meta:creation-date>
    <meta:generator>LibreOffice/4.2.3.3$Linux_X86_64 LibreOffice_project/420m0$Build-3</meta:generator>
    <dc:date>2014-07-19T03:06:14.737845116</dc:date>
    <dc:creator>evan 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</office:meta>
</office:document-meta>
</file>